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Header">
      <style:text-properties officeooo:rsid="0003f56f" officeooo:paragraph-rsid="0003f56f"/>
    </style:style>
    <style:style style:name="P2" style:family="paragraph" style:parent-style-name="Standard">
      <style:paragraph-properties fo:text-align="center" style:justify-single-word="false"/>
      <style:text-properties officeooo:rsid="0003f56f" officeooo:paragraph-rsid="0003f56f"/>
    </style:style>
    <style:style style:name="P3" style:family="paragraph" style:parent-style-name="Standard">
      <style:paragraph-properties fo:text-align="start" style:justify-single-word="false"/>
      <style:text-properties officeooo:rsid="0003f56f" officeooo:paragraph-rsid="0003f56f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3f56f" officeooo:paragraph-rsid="0003f56f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3f56f" officeooo:paragraph-rsid="0003f56f"/>
    </style:style>
    <style:style style:name="P6" style:family="paragraph" style:parent-style-name="Standard" style:list-style-name="L7">
      <style:paragraph-properties fo:text-align="start" style:justify-single-word="false"/>
      <style:text-properties officeooo:rsid="0003f56f" officeooo:paragraph-rsid="0003f56f"/>
    </style:style>
    <style:style style:name="P7" style:family="paragraph" style:parent-style-name="Standard" style:list-style-name="L8">
      <style:paragraph-properties fo:text-align="start" style:justify-single-word="false"/>
      <style:text-properties officeooo:rsid="0003f56f" officeooo:paragraph-rsid="0003f56f"/>
    </style:style>
    <style:style style:name="P8" style:family="paragraph" style:parent-style-name="Standard" style:list-style-name="L9">
      <style:paragraph-properties fo:text-align="start" style:justify-single-word="false"/>
      <style:text-properties officeooo:rsid="0003f56f" officeooo:paragraph-rsid="0003f56f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4da2b" officeooo:paragraph-rsid="0004da2b"/>
    </style:style>
    <style:style style:name="P10" style:family="paragraph" style:parent-style-name="Standard" style:list-style-name="L11">
      <style:paragraph-properties fo:text-align="start" style:justify-single-word="false"/>
      <style:text-properties officeooo:rsid="0004da2b" officeooo:paragraph-rsid="0004da2b"/>
    </style:style>
    <style:style style:name="P11" style:family="paragraph" style:parent-style-name="Standard" style:list-style-name="L11">
      <style:paragraph-properties fo:text-align="start" style:justify-single-word="false"/>
      <style:text-properties officeooo:rsid="00062d07" officeooo:paragraph-rsid="00062d07"/>
    </style:style>
    <style:style style:name="P12" style:family="paragraph" style:parent-style-name="Standard" style:list-style-name="L12">
      <style:paragraph-properties fo:text-align="start" style:justify-single-word="false"/>
      <style:text-properties officeooo:rsid="00062d07" officeooo:paragraph-rsid="00062d07"/>
    </style:style>
    <style:style style:name="P13" style:family="paragraph" style:parent-style-name="Standard" style:list-style-name="L13">
      <style:paragraph-properties fo:text-align="start" style:justify-single-word="false"/>
      <style:text-properties officeooo:rsid="0006435e" officeooo:paragraph-rsid="0006435e"/>
    </style:style>
    <style:style style:name="P14" style:family="paragraph" style:parent-style-name="Standard" style:list-style-name="L14">
      <style:paragraph-properties fo:text-align="start" style:justify-single-word="false"/>
      <style:text-properties officeooo:rsid="0006435e" officeooo:paragraph-rsid="0006435e"/>
    </style:style>
    <style:style style:name="P15" style:family="paragraph" style:parent-style-name="Standard" style:list-style-name="L15">
      <style:paragraph-properties fo:text-align="start" style:justify-single-word="false"/>
      <style:text-properties officeooo:rsid="0006435e" officeooo:paragraph-rsid="0006435e"/>
    </style:style>
    <style:style style:name="P16" style:family="paragraph" style:parent-style-name="Standard" style:list-style-name="L16">
      <style:paragraph-properties fo:text-align="start" style:justify-single-word="false"/>
      <style:text-properties officeooo:rsid="0006435e" officeooo:paragraph-rsid="0006435e"/>
    </style:style>
    <style:style style:name="P17" style:family="paragraph" style:parent-style-name="Standard" style:list-style-name="L17">
      <style:paragraph-properties fo:text-align="start" style:justify-single-word="false"/>
      <style:text-properties officeooo:rsid="0006435e" officeooo:paragraph-rsid="0006435e"/>
    </style:style>
    <style:style style:name="P18" style:family="paragraph" style:parent-style-name="Standard" style:list-style-name="L18">
      <style:paragraph-properties fo:text-align="start" style:justify-single-word="false"/>
      <style:text-properties officeooo:rsid="000780c1" officeooo:paragraph-rsid="000780c1"/>
    </style:style>
    <style:style style:name="P19" style:family="paragraph" style:parent-style-name="Standard">
      <style:paragraph-properties fo:text-align="start" style:justify-single-word="false"/>
      <style:text-properties officeooo:rsid="000780c1" officeooo:paragraph-rsid="000780c1"/>
    </style:style>
    <style:style style:name="P20" style:family="paragraph" style:parent-style-name="Standard" style:list-style-name="L19">
      <style:paragraph-properties fo:text-align="start" style:justify-single-word="false"/>
      <style:text-properties officeooo:rsid="000780c1" officeooo:paragraph-rsid="000780c1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0780c1" officeooo:paragraph-rsid="000780c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2d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orymap Outline</text:p>
      <text:p text:style-name="P2">Focus - Recreation</text:p>
      <text:p text:style-name="P2">Park - <text:span text:style-name="T1">Undecided</text:span></text:p>
      <text:p text:style-name="P2"/>
      <text:p text:style-name="P3">Slides: </text:p>
      <text:list xml:id="list1011798810" text:style-name="L2">
        <text:list-item>
          <text:p text:style-name="P4">Intro Slide</text:p>
        </text:list-item>
      </text:list>
      <text:list xml:id="list1427645400" text:style-name="L3">
        <text:list-item>
          <text:list>
            <text:list-item>
              <text:p text:style-name="P5">Picture of park</text:p>
            </text:list-item>
            <text:list-item>
              <text:p text:style-name="P5">Short description of park location, features, and 1-2 sentence history</text:p>
            </text:list-item>
            <text:list-item>
              <text:p text:style-name="P5">Couple of sentences detailing what the reader can expect from the storymap</text:p>
              <text:p text:style-name="P5"/>
            </text:list-item>
          </text:list>
        </text:list-item>
      </text:list>
      <text:list xml:id="list192538826505624" text:continue-list="list1011798810" text:style-name="L2">
        <text:list-item>
          <text:p text:style-name="P4">General Info Slide</text:p>
        </text:list-item>
      </text:list>
      <text:list xml:id="list166838456" text:style-name="L7">
        <text:list-item>
          <text:p text:style-name="P6">Map on this slide outlining park</text:p>
        </text:list-item>
        <text:list-item>
          <text:p text:style-name="P6">Describe attractiveness of park (why they’d want to go here)</text:p>
        </text:list-item>
        <text:list-item>
          <text:p text:style-name="P6">List the activities the later slides will detail</text:p>
        </text:list-item>
      </text:list>
      <text:p text:style-name="P3"/>
      <text:list xml:id="list192537590734498" text:continue-list="list192538826505624" text:style-name="L2">
        <text:list-item>
          <text:p text:style-name="P4">Hike Slide 1</text:p>
        </text:list-item>
      </text:list>
      <text:list xml:id="list104931494" text:style-name="L8">
        <text:list-item>
          <text:p text:style-name="P7">Map of trail + plus pins at points of interest (bathrooms, sightseeing, waste disposal)</text:p>
        </text:list-item>
        <text:list-item>
          <text:p text:style-name="P7">Short psychographic description of trail (what kind of person this trail would attract)</text:p>
        </text:list-item>
        <text:list-item>
          <text:p text:style-name="P7">Describe difficulty, elevation, terrain</text:p>
          <text:p text:style-name="P7"/>
        </text:list-item>
      </text:list>
      <text:list xml:id="list192538080751798" text:continue-list="list192537590734498" text:style-name="L2">
        <text:list-item>
          <text:p text:style-name="P4">Hike Slide 2</text:p>
        </text:list-item>
      </text:list>
      <text:list xml:id="list3530450245" text:style-name="L9">
        <text:list-item>
          <text:p text:style-name="P8">Map of trail + plus pins at points of interest (bathrooms, sightseeing, waste disposal)</text:p>
        </text:list-item>
        <text:list-item>
          <text:p text:style-name="P8">Short psychographic description of trail (what kind of person this trail would attract)</text:p>
        </text:list-item>
        <text:list-item>
          <text:p text:style-name="P8">Describe difficulty, elevation, terrain</text:p>
          <text:p text:style-name="P8"/>
        </text:list-item>
      </text:list>
      <text:list xml:id="list192537578974804" text:continue-list="list192538080751798" text:style-name="L2">
        <text:list-item>
          <text:p text:style-name="P9">Climb Slide 1</text:p>
        </text:list-item>
      </text:list>
      <text:list xml:id="list189485093" text:style-name="L11">
        <text:list-item>
          <text:p text:style-name="P10">Topographic picture of the climb, hopefully has some <text:span text:style-name="T2">markings</text:span></text:p>
        </text:list-item>
        <text:list-item>
          <text:p text:style-name="P11">Describe the climb difficulty, maybe also talk about recommended equipment and experience</text:p>
        </text:list-item>
        <text:list-item>
          <text:p text:style-name="P11">Describe the elevation of the climb and surfaces</text:p>
        </text:list-item>
        <text:list-item>
          <text:p text:style-name="P11">1-2 sentences of what makes the climb worthwhile</text:p>
          <text:p text:style-name="P11"/>
        </text:list-item>
      </text:list>
      <text:list xml:id="list192538234957184" text:continue-list="list192537578974804" text:style-name="L2">
        <text:list-item>
          <text:p text:style-name="P9">Climb Slide 2</text:p>
        </text:list-item>
      </text:list>
      <text:list xml:id="list1170027845" text:style-name="L12">
        <text:list-item>
          <text:p text:style-name="P12">Topographic picture of the climb</text:p>
        </text:list-item>
        <text:list-item>
          <text:p text:style-name="P12">Description of the climb’s difficulty with equipment recommendations</text:p>
        </text:list-item>
        <text:list-item>
          <text:p text:style-name="P12">Describe the climb elevation and rock surfaces</text:p>
        </text:list-item>
        <text:list-item>
          <text:p text:style-name="P12">Couple sentences on why you should make this climb</text:p>
          <text:p text:style-name="P12"/>
        </text:list-item>
      </text:list>
      <text:list xml:id="list192539301349597" text:continue-list="list192538234957184" text:style-name="L2">
        <text:list-item>
          <text:p text:style-name="P9">Fishing Slide</text:p>
        </text:list-item>
      </text:list>
      <text:list xml:id="list3345556719" text:style-name="L13">
        <text:list-item>
          <text:p text:style-name="P13">Map of the fishing area</text:p>
        </text:list-item>
        <text:list-item>
          <text:p text:style-name="P13">Describe the area, whether it’s a lake or a river</text:p>
        </text:list-item>
        <text:list-item>
          <text:p text:style-name="P13">List of fish that can be found in this area</text:p>
        </text:list-item>
        <text:list-item>
          <text:p text:style-name="P13">Give important info such as licensing, time/weight restrictions, ease of access to area</text:p>
          <text:p text:style-name="P13"/>
        </text:list-item>
      </text:list>
      <text:list xml:id="list192539248995181" text:continue-list="list192539301349597" text:style-name="L2">
        <text:list-item>
          <text:p text:style-name="P9">Offroading Slide</text:p>
        </text:list-item>
      </text:list>
      <text:list xml:id="list1239779451" text:style-name="L14">
        <text:list-item>
          <text:p text:style-name="P14">Map and pictures of offroading trail</text:p>
        </text:list-item>
        <text:list-item>
          <text:p text:style-name="P14">Describe difficulty, distance, elevation, and terrain</text:p>
        </text:list-item>
        <text:list-item>
          <text:p text:style-name="P14"><text:soft-page-break/>Describe any distinguishing features (mud, water, rocks)</text:p>
        </text:list-item>
        <text:list-item>
          <text:p text:style-name="P14">Describe vehicle recommendations (recommended tires, lifts)</text:p>
        </text:list-item>
        <text:list-item>
          <text:p text:style-name="P14">Describe any restrictions (engine/music levels, pollution)</text:p>
        </text:list-item>
        <text:list-item>
          <text:p text:style-name="P14">Give emergency info in the event of a crash</text:p>
          <text:p text:style-name="P14"/>
        </text:list-item>
      </text:list>
      <text:list xml:id="list192538089650818" text:continue-list="list192539248995181" text:style-name="L2">
        <text:list-item>
          <text:p text:style-name="P9">Signage Info Slide</text:p>
        </text:list-item>
      </text:list>
      <text:list xml:id="list2531802239" text:style-name="L15">
        <text:list-item>
          <text:p text:style-name="P15">Picture of important signs or markings</text:p>
        </text:list-item>
        <text:list-item>
          <text:p text:style-name="P15">Describes the meaning of a few important signs</text:p>
        </text:list-item>
        <text:list-item>
          <text:p text:style-name="P15">Talk about what signs a visitor should be aware of</text:p>
        </text:list-item>
        <text:list-item>
          <text:p text:style-name="P15">Also possibly talk about what some things mean on maps (specifically climbing maps)</text:p>
          <text:p text:style-name="P15"/>
        </text:list-item>
      </text:list>
      <text:list xml:id="list192538904104074" text:continue-list="list192538089650818" text:style-name="L2">
        <text:list-item>
          <text:p text:style-name="P9">General Precautions and Advice</text:p>
        </text:list-item>
      </text:list>
      <text:list xml:id="list2740463568" text:style-name="L16">
        <text:list-item>
          <text:p text:style-name="P16">This slide will mainly detail general do’s and don’ts of park visits</text:p>
        </text:list-item>
        <text:list-item>
          <text:p text:style-name="P16">Advise visitors to be wary littering, air/water pollution</text:p>
        </text:list-item>
        <text:list-item>
          <text:p text:style-name="P16">Also give info about any predatory animals in the park (don’t leave food out, how not to attract birds/insects)</text:p>
          <text:p text:style-name="P16"/>
        </text:list-item>
      </text:list>
      <text:list xml:id="list192539298334007" text:continue-list="list192538904104074" text:style-name="L2">
        <text:list-item>
          <text:p text:style-name="P9">Rules of the Park</text:p>
        </text:list-item>
      </text:list>
      <text:list xml:id="list1961371569" text:style-name="L17">
        <text:list-item>
          <text:p text:style-name="P17">This slide will list some general park rules as well as more specific ones pertaining to the chosen park</text:p>
        </text:list-item>
        <text:list-item>
          <text:p text:style-name="P17">Take pictures and leave only footprints</text:p>
          <text:p text:style-name="P17"/>
        </text:list-item>
      </text:list>
      <text:list xml:id="list192537491398851" text:continue-list="list192539298334007" text:style-name="L2">
        <text:list-item>
          <text:p text:style-name="P9">Outro</text:p>
        </text:list-item>
      </text:list>
      <text:list xml:id="list1169207978" text:style-name="L19">
        <text:list-item>
          <text:p text:style-name="P20">Pictures of the park</text:p>
        </text:list-item>
        <text:list-item>
          <text:p text:style-name="P20">Thank reader for viewing</text:p>
        </text:list-item>
        <text:list-item>
          <text:p text:style-name="P20">Very brief overview of park highlights</text:p>
        </text:list-item>
        <text:list-item>
          <text:p text:style-name="P20">Tell reader to enjoy their visit</text:p>
          <text:p text:style-name="P20"/>
        </text:list-item>
      </text:list>
      <text:list xml:id="list192537665553380" text:continue-list="list192537491398851" text:style-name="L2">
        <text:list-item>
          <text:p text:style-name="P21">Sources</text:p>
        </text:list-item>
      </text:list>
      <text:list xml:id="list3908641973" text:style-name="L18">
        <text:list-item>
          <text:p text:style-name="P18">List of sources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f56f" officeooo:paragraph-rsid="0003f5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Camacho-Terraz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17:07:11.560770518</meta:creation-date>
    <dc:date>2020-03-11T17:38:02.714681020</dc:date>
    <meta:editing-duration>PT9M29S</meta:editing-duration>
    <meta:editing-cycles>3</meta:editing-cycles>
    <meta:generator>LibreOffice/6.3.3.2.0$Linux_X86_64 LibreOffice_project/30$Build-2</meta:generator>
    <meta:document-statistic meta:table-count="0" meta:image-count="0" meta:object-count="0" meta:page-count="2" meta:paragraph-count="73" meta:word-count="492" meta:character-count="2750" meta:non-whitespace-character-count="2387"/>
  </office:meta>
</office:document-meta>
</file>